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4fac6" officeooo:paragraph-rsid="0004fac6" style:font-size-asian="10.5pt"/>
    </style:style>
    <style:style style:name="P2" style:family="paragraph" style:parent-style-name="Standard">
      <style:text-properties fo:language="de" fo:country="DE" style:text-underline-style="none" officeooo:rsid="00066124" officeooo:paragraph-rsid="00066124" style:font-size-asian="10.5pt"/>
    </style:style>
    <style:style style:name="P3" style:family="paragraph" style:parent-style-name="Standard">
      <style:text-properties fo:language="de" fo:country="DE" style:text-underline-style="solid" style:text-underline-width="auto" style:text-underline-color="font-color" officeooo:rsid="0007bd0c" officeooo:paragraph-rsid="0007bd0c" style:font-size-asian="10.5pt"/>
    </style:style>
    <style:style style:name="P4" style:family="paragraph" style:parent-style-name="Standard">
      <style:text-properties fo:language="de" fo:country="DE" style:text-underline-style="solid" style:text-underline-width="auto" style:text-underline-color="font-color" officeooo:rsid="00092c07" officeooo:paragraph-rsid="00092c07" style:font-size-asian="10.5pt"/>
    </style:style>
    <style:style style:name="P5" style:family="paragraph" style:parent-style-name="Standard">
      <style:text-properties fo:language="de" fo:country="DE" style:text-underline-style="solid" style:text-underline-width="auto" style:text-underline-color="font-color" officeooo:rsid="0009a811" officeooo:paragraph-rsid="0009a811" style:font-size-asian="10.5pt"/>
    </style:style>
    <style:style style:name="P6" style:family="paragraph" style:parent-style-name="Standard">
      <style:text-properties fo:language="de" fo:country="DE" style:text-underline-style="solid" style:text-underline-width="auto" style:text-underline-color="font-color" officeooo:rsid="000aec42" officeooo:paragraph-rsid="000aec42" style:font-size-asian="10.5pt"/>
    </style:style>
    <style:style style:name="P7" style:family="paragraph" style:parent-style-name="Standard">
      <style:text-properties fo:language="de" fo:country="DE" style:text-underline-style="solid" style:text-underline-width="auto" style:text-underline-color="font-color" officeooo:rsid="000b193f" officeooo:paragraph-rsid="000b193f" style:font-size-asian="10.5pt"/>
    </style:style>
    <style:style style:name="P8" style:family="paragraph" style:parent-style-name="Standard">
      <style:text-properties fo:language="de" fo:country="DE" style:text-underline-style="solid" style:text-underline-width="auto" style:text-underline-color="font-color" officeooo:rsid="000de829" officeooo:paragraph-rsid="000de829" style:font-size-asian="10.5pt"/>
    </style:style>
    <style:style style:name="P9" style:family="paragraph" style:parent-style-name="Standard">
      <style:text-properties fo:font-size="14pt" fo:language="de" fo:country="DE" style:text-underline-style="solid" style:text-underline-width="auto" style:text-underline-color="font-color" officeooo:rsid="00066124" officeooo:paragraph-rsid="00066124" style:font-size-asian="14pt" style:font-size-complex="14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style:text-underline-style="solid" style:text-underline-width="auto" style:text-underline-color="font-color"/>
    </style:style>
    <style:style style:name="T4" style:family="text">
      <style:text-properties style:text-position="0% 100%" style:text-underline-style="none"/>
    </style:style>
    <style:style style:name="T5" style:family="text">
      <style:text-properties style:text-position="0% 100%" style:text-underline-style="none" officeooo:rsid="000de829"/>
    </style:style>
    <style:style style:name="T6" style:family="text">
      <style:text-properties style:text-position="0% 100%" style:text-underline-style="none" officeooo:rsid="000fa5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<text:span text:style-name="T1">N2</text:span><text:span text:style-name="T2"> = 34.793 mol</text:span></text:p>
      <text:p text:style-name="P1"><text:span text:style-name="T2">N</text:span><text:span text:style-name="T1">O2</text:span><text:span text:style-name="T2"> = 9.367 mol</text:span></text:p>
      <text:p text:style-name="P1"><text:span text:style-name="T2">N</text:span><text:span text:style-name="T1">ar</text:span><text:span text:style-name="T2"> = 0.4446 mol</text:span></text:p>
      <text:p text:style-name="P1"><text:span text:style-name="T2"/></text:p>
      <text:p text:style-name="P1"><text:span text:style-name="T2">M</text:span><text:span text:style-name="T1">ges</text:span><text:span text:style-name="T2"> = Epsilon = 34.793 * 28.02 + 9.367 * 43 + 0.446 * 39.94 = </text:span><text:span text:style-name="T3">1.292 kg</text:span></text:p>
      <text:p text:style-name="P1"><text:span text:style-name="T3"/></text:p>
      <text:p text:style-name="P9"><text:span text:style-name="T2">Hauptsätze der Thermodynamik</text:span></text:p>
      <text:p text:style-name="P2"><text:span text:style-name="T2"/></text:p>
      <text:p text:style-name="P3"><text:span text:style-name="T2">1. Hauptsatz:</text:span><text:span text:style-name="T4"><text:tab/>Siehe Buch S.137</text:span></text:p>
      <text:p text:style-name="P3"><text:span text:style-name="T4"/></text:p>
      <text:p text:style-name="P3"><text:span text:style-name="T4">deltaU...Zunahme der Inneren Engergie in J</text:span></text:p>
      <text:p text:style-name="P3"><text:span text:style-name="T4">deltaW...Zugeführte Arbeit in J</text:span></text:p>
      <text:p text:style-name="P3"><text:span text:style-name="T4">delatQ…Zugeführte Wärme in J</text:span></text:p>
      <text:p text:style-name="P3"><text:span text:style-name="T4"/></text:p>
      <text:p text:style-name="P4"><text:span text:style-name="T4">Umgangssprachlich: Prinzipiell kann Energie nicht erzeugt oder vernichtet werden.</text:span></text:p>
      <text:p text:style-name="P4"><text:span text:style-name="T4"/></text:p>
      <text:p text:style-name="P5"><text:span text:style-name="T4">Folgerung: Ein Perpetuum mobile 1. Art ist unmöglich (Grunderfahrung)</text:span></text:p>
      <text:p text:style-name="P5"><text:span text:style-name="T4"/></text:p>
      <text:p text:style-name="P6"><text:span text:style-name="T2">2. Hauptsatz</text:span><text:span text:style-name="T4"><text:tab/>Siehe Buch S.138</text:span></text:p>
      <text:p text:style-name="P6"><text:span text:style-name="T4"/></text:p>
      <text:p text:style-name="P7"><text:span text:style-name="T4">1.Version: </text:span><text:span text:style-name="T5">Wärme fließt von selbst, ohne äußeres zutun immer nur vom wärmeren zum kälteren Körper</text:span></text:p>
      <text:p text:style-name="P7"><text:span text:style-name="T5">...Allgemeine Erfahrung</text:span></text:p>
      <text:p text:style-name="P7"><text:span text:style-name="T5"/></text:p>
      <text:p text:style-name="P8"><text:span text:style-name="T5">2.</text:span><text:span text:style-name="T4">Version: Es gibt keine periodisch arb</text:span><text:span text:style-name="T6">eitende Maschine, die einem</text:span></text:p>
      <text:p text:style-name="P7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2:39:42.652753746</meta:creation-date>
    <dc:date>2019-01-17T13:20:42.113709845</dc:date>
    <meta:editing-duration>PT30M45S</meta:editing-duration>
    <meta:editing-cycles>9</meta:editing-cycles>
    <meta:generator>LibreOffice/6.0.7.3.0$Linux_X86_64 LibreOffice_project/00m0$Build-3</meta:generator>
    <meta:document-statistic meta:table-count="0" meta:image-count="0" meta:object-count="0" meta:page-count="1" meta:paragraph-count="15" meta:word-count="101" meta:character-count="642" meta:non-whitespace-character-count="556"/>
  </office:meta>
</office:document-meta>
</file>